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achine</text:p>
          </table:table-cell>
          <table:covered-table-cell/>
          <table:table-cell/>
          <table:table-cell table:style-name="ce1" office:value-type="string" calcext:value-type="string" table:number-columns-spanned="2" table:number-rows-spanned="2">
            <text:p>Any Toolhead</text:p>
          </table:table-cell>
          <table:covered-table-cell/>
        </table:table-row>
        <table:table-row table:style-name="ro1">
          <table:covered-table-cell table:number-columns-repeated="2"/>
          <table:table-cell/>
          <table:covered-table-cell table:number-columns-repeated="2"/>
        </table:table-row>
        <table:table-row table:style-name="ro1">
          <table:table-cell office:value-type="string" calcext:value-type="string">
            <text:p>BigTreeTech Octopus v1.1 Motherboa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reeTech TMC2209 Stepper Driv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berry Pi 4 Model B (4GB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52 Neodymium Magnet – 3/8”W x ½” L x 0.1” thic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x10 BHC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2x12 BHC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5x8 BHCS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iddarth Srinivasan</meta:initial-creator>
    <meta:creation-date>2025-06-13T08:15:17.128197670</meta:creation-date>
    <dc:date>2025-06-13T08:25:38.279960375</dc:date>
    <dc:creator>Siddarth Srinivasan</dc:creator>
    <meta:editing-duration>PT10M18S</meta:editing-duration>
    <meta:editing-cycles>6</meta:editing-cycles>
    <meta:generator>LibreOffice/25.2.3.2$Linux_X86_64 LibreOffice_project/520$Build-2</meta:generator>
    <meta:document-statistic meta:table-count="1" meta:cell-count="16" meta:object-count="0"/>
  </office:meta>
</office:document-meta>
</file>